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4" style:family="table-cell" style:parent-style-name="Default" style:data-style-name="N100">
      <style:table-cell-properties fo:background-color="transparent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7"/>
          <table:table-cell office:value-type="string" calcext:value-type="string">
            <text:p>0.003929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7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6"/>
          <table:table-cell office:value-type="string" calcext:value-type="string">
            <text:p>34.19212500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3"/>
          <table:table-cell office:value-type="string" calcext:value-type="string">
            <text:p>100.5986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4"/>
          <table:table-cell office:value-type="string" calcext:value-type="string">
            <text:p>320.46639667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7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153722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3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5"/>
          <table:table-cell office:value-type="string" calcext:value-type="string">
            <text:p>-1277.4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9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4"/>
          <table:table-cell office:value-type="string" calcext:value-type="string">
            <text:p>101.185844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4"/>
          <table:table-cell office:value-type="string" calcext:value-type="string">
            <text:p>301.6092841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6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5" office:value-type="string" calcext:value-type="string">
            <text:p>-4992.24 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5"/>
          <table:table-cell office:value-type="string" calcext:value-type="string">
            <text:p>501.954673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348.0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2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5"/>
          <table:table-cell office:value-type="string" calcext:value-type="string">
            <text:p>-266.4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/>
          <table:table-cell office:value-type="string" calcext:value-type="string">
            <text:p>-1873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3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4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/>
          <table:table-cell office:value-type="string" calcext:value-type="string">
            <text:p>411.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/>
          <table:table-cell office:value-type="string" calcext:value-type="string">
            <text:p>-2284.4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/>
          <table:table-cell office:value-type="string" calcext:value-type="string">
            <text:p>18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2"/>
          <table:table-cell office:value-type="string" calcext:value-type="string">
            <text:p>100+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2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7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7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5"/>
          <table:table-cell office:value-type="string" calcext:value-type="string">
            <text:p>1005.34746585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2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2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2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2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3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2"/>
          <table:table-cell office:value-type="string" calcext:value-type="string">
            <text:p>-3358.9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7"/>
          <table:table-cell office:value-type="string" calcext:value-type="string">
            <text:p>49.5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/>
          <table:table-cell office:value-type="string" calcext:value-type="string">
            <text:p>357.2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254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18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/>
          <table:table-cell office:value-type="string" calcext:value-type="string">
            <text:p>-397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2"/>
          <table:table-cell office:value-type="string" calcext:value-type="string">
            <text:p>-4654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7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5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3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7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7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7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3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8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4"/>
          <table:table-cell table:style-name="Default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2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2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3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6"/>
        </table:table-row>
        <table:table-row table:style-name="ro1">
          <table:table-cell table:number-columns-repeated="26"/>
          <table:table-cell office:value-type="string" calcext:value-type="string">
            <text:p>-275</text:p>
          </table:table-cell>
          <table:table-cell table:number-columns-repeated="997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8">00.00.0000</text:date>, <text:time style:data-style-name="N2" text:time-value="20:18:33.8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08T20:22:42.842000000</dc:date>
    <meta:editing-duration>P4DT16H1M36S</meta:editing-duration>
    <meta:editing-cycles>1667</meta:editing-cycles>
    <meta:document-statistic meta:table-count="3" meta:cell-count="5116" meta:object-count="0"/>
    <meta:user-defined meta:name="qrichtext">1</meta:user-defined>
  </office:meta>
</office:document-meta>
</file>